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2D29E1995E7AA978F31.png" manifest:media-type="image/png"/>
  <manifest:file-entry manifest:full-path="Pictures/100000000000063F000002725DBCAFF692BB829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cm" svg:y="7.475cm" svg:width="17cm" svg:height="7.671cm" draw:z-index="0"><draw:image xlink:href="Pictures/1000000000000640000002D29E1995E7AA978F31.png" xlink:type="simple" xlink:show="embed" xlink:actuate="onLoad" draw:mime-type="image/png"/></draw:frame><draw:frame draw:style-name="fr1" draw:name="Imagen2" text:anchor-type="char" svg:width="17cm" svg:height="6.655cm" draw:z-index="1"><draw:image xlink:href="Pictures/100000000000063F000002725DBCAFF692BB829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7T09:14:55.938000000</dc:date>
    <meta:editing-duration>PT3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